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paragraph-rsid="00300031" style:font-size-asian="12pt" style:font-weight-asian="normal" style:font-size-complex="12pt" style:font-weight-complex="normal"/>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officeooo:paragraph-rsid="004c89a9" style:font-size-asian="12pt" style:font-size-complex="12pt"/>
    </style:style>
    <style:style style:name="P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16bc4" officeooo:paragraph-rsid="00416bc4"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4c89a9" officeooo:paragraph-rsid="004c89a9"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paragraph-rsid="003b84c1"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4c89a9"/>
    </style:style>
    <style:style style:name="P1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2363a"/>
    </style:style>
    <style:style style:name="P1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774a3"/>
    </style:style>
    <style:style style:name="P1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paragraph-rsid="00593507"/>
    </style:style>
    <style:style style:name="P1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rsid="001083eb" officeooo:paragraph-rsid="003b84c1" style:font-size-asian="18pt" style:font-weight-asian="normal" style:font-size-complex="18pt" style:font-weight-complex="normal"/>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fo:font-weight="normal" officeooo:paragraph-rsid="003b84c1" style:font-size-asian="18pt" style:font-weight-asian="normal" style:font-size-complex="18pt" style:font-weight-complex="normal"/>
    </style:style>
    <style:style style:name="P1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1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16bc4" style:font-weight-asian="normal" style:font-weight-complex="normal"/>
    </style:style>
    <style:style style:name="P1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paragraph-rsid="004c89a9" style:font-weight-asian="normal" style:font-weight-complex="normal"/>
    </style:style>
    <style:style style:name="P2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2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accd" style:font-weight-asian="normal"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accd" officeooo:paragraph-rsid="0045df45" style:font-weight-asian="normal"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3e9da7" officeooo:paragraph-rsid="004c89a9" style:font-weight-asian="normal"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5df45" officeooo:paragraph-rsid="004c89a9" style:font-weight-asian="normal" style:font-weight-complex="normal"/>
    </style:style>
    <style:style style:name="P2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2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32b16" officeooo:paragraph-rsid="00532b16" style:font-weight-asian="normal"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43048" officeooo:paragraph-rsid="00543048" style:font-weight-asian="normal"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weight="normal" officeooo:rsid="00563ce9" officeooo:paragraph-rsid="00563ce9" style:font-weight-asian="normal" style:font-weight-complex="normal"/>
    </style:style>
    <style:style style:name="P3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774a3" officeooo:paragraph-rsid="005774a3"/>
    </style:style>
    <style:style style:name="P3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ans" officeooo:rsid="005a7b25" officeooo:paragraph-rsid="005a7b25"/>
    </style:style>
    <style:style style:name="P3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0593507"/>
    </style:style>
    <style:style style:name="P3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rsid="005a7b25" officeooo:paragraph-rsid="005a7b25"/>
    </style:style>
    <style:style style:name="P3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style:font-name="Liberation Sans" fo:font-size="12pt" fo:font-weight="normal" officeooo:rsid="00300031" officeooo:paragraph-rsid="00300031" style:font-size-asian="12pt" style:font-weight-asian="normal" style:font-size-complex="12pt" style:font-weight-complex="normal"/>
    </style:style>
    <style:style style:name="P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paragraph-rsid="002b922a"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caad5" style:font-size-asian="12pt" style:font-size-complex="12pt"/>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91f93" style:font-size-asian="12pt" style:font-size-complex="12pt"/>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caad5" style:font-size-asian="12pt" style:font-size-complex="12pt"/>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10f978" style:font-size-asian="12pt" style:font-size-complex="12pt"/>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ecdef" style:font-size-asian="12pt" style:font-size-complex="12pt"/>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1cff84" style:font-size-asian="12pt" style:font-size-complex="12pt"/>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0ab9c" style:font-size-asian="12pt" style:font-size-complex="12pt"/>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d186c" style:font-size-asian="12pt" style:font-size-complex="12pt"/>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2b6768" style:font-size-asian="12pt" style:font-size-complex="12pt"/>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4f084" officeooo:paragraph-rsid="0024f084" style:font-size-asian="12pt" style:font-size-complex="12pt"/>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6328a" officeooo:paragraph-rsid="0026328a" style:font-size-asian="12pt" style:font-size-complex="12pt"/>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officeooo:paragraph-rsid="00300031" style:font-size-asian="12pt" style:font-size-complex="12pt"/>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2pt" officeooo:rsid="002d186c" officeooo:paragraph-rsid="002b6768" style:font-size-asian="12pt" style:font-size-complex="12pt"/>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54933" officeooo:paragraph-rsid="003a9892" style:font-size-asian="12pt" style:font-size-complex="12pt"/>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45df45" style:font-size-asian="12pt" style:font-size-complex="12pt"/>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6efeb" officeooo:paragraph-rsid="0046efeb" style:font-size-asian="12pt" style:font-size-complex="12pt"/>
    </style:style>
    <style:style style:name="P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73c0f" officeooo:paragraph-rsid="00473c0f" style:font-size-asian="12pt" style:font-size-complex="12pt"/>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391f93" officeooo:paragraph-rsid="003a9892" style:font-size-asian="12pt" style:font-size-complex="12pt"/>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style="normal" officeooo:rsid="001cb3f9" officeooo:paragraph-rsid="001cb3f9" style:font-size-asian="12pt" style:font-style-asian="normal" style:font-size-complex="12pt" style:font-style-complex="normal"/>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6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6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6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5df45" officeooo:paragraph-rsid="0045df45" style:font-size-asian="14pt" style:font-size-complex="14pt"/>
    </style:style>
    <style:style style:name="P6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6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6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7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7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2b495"/>
    </style:style>
    <style:style style:name="P7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2cf6c"/>
    </style:style>
    <style:style style:name="P7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ad98f" officeooo:paragraph-rsid="001ad98f"/>
    </style:style>
    <style:style style:name="P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0f978" officeooo:paragraph-rsid="0010f978"/>
    </style:style>
    <style:style style:name="P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0f978" officeooo:paragraph-rsid="0010f978" style:font-size-asian="18pt" style:font-size-complex="18pt"/>
    </style:style>
    <style:style style:name="P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cb3f9" officeooo:paragraph-rsid="001cb3f9" style:font-size-asian="18pt" style:font-size-complex="18pt"/>
    </style:style>
    <style:style style:name="P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28349d" officeooo:paragraph-rsid="0028349d" style:font-size-asian="18pt" style:font-size-complex="18pt"/>
    </style:style>
    <style:style style:name="P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177b1" officeooo:paragraph-rsid="001177b1"/>
    </style:style>
    <style:style style:name="P81"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officeooo:rsid="003a9892" officeooo:paragraph-rsid="003a9892" style:font-size-asian="22pt" style:font-size-complex="22pt"/>
    </style:style>
    <style:style style:name="P82"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2pt" style:text-underline-style="solid" style:text-underline-width="auto" style:text-underline-color="font-color" officeooo:rsid="00191496" officeooo:paragraph-rsid="00191496" style:font-size-asian="22pt" style:font-size-complex="22pt"/>
    </style:style>
    <style:style style:name="P8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officeooo:rsid="00191496" officeooo:paragraph-rsid="00191496"/>
    </style:style>
    <style:style style:name="P8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12pt" officeooo:rsid="0015b37b" officeooo:paragraph-rsid="003a9892" style:font-size-asian="12pt" style:font-size-complex="12pt"/>
    </style:style>
    <style:style style:name="P85"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erif" fo:font-size="20pt" fo:font-style="normal" officeooo:rsid="00391f93" officeooo:paragraph-rsid="003a9892" style:font-size-asian="20pt" style:font-style-asian="normal" style:font-size-complex="20pt" style:font-style-complex="normal"/>
    </style:style>
    <style:style style:name="P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a9892"/>
    </style:style>
    <style:style style:name="P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2cf6c"/>
    </style:style>
    <style:style style:name="P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rsid="00332f3c" officeooo:paragraph-rsid="003a9892"/>
    </style:style>
    <style:style style:name="P8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2pt" officeooo:rsid="001cb3f9" officeooo:paragraph-rsid="001cb3f9" style:font-size-asian="12pt" style:font-size-complex="12pt"/>
    </style:style>
    <style:style style:name="P9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fo:font-size="12pt" officeooo:paragraph-rsid="002e7902" style:font-size-asian="12pt" style:font-size-complex="12pt"/>
    </style:style>
    <style:style style:name="P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8pt" style:text-underline-style="solid" style:text-underline-width="auto" style:text-underline-color="font-color" officeooo:rsid="00191496" officeooo:paragraph-rsid="00191496" style:font-size-asian="18pt" style:font-size-complex="18pt"/>
    </style:style>
    <style:style style:name="P9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fo:font-size="14pt" style:text-underline-style="solid" style:text-underline-width="auto" style:text-underline-color="font-color" officeooo:rsid="00191496" officeooo:paragraph-rsid="00191496" style:font-size-asian="12.25pt" style:font-size-complex="14pt"/>
    </style:style>
    <style:style style:name="P93" style:family="paragraph" style:parent-style-name="Standard" style:master-page-name="">
      <loext:graphic-properties draw:fill="none"/>
      <style:paragraph-properties fo:margin-left="0cm" fo:margin-right="0cm" fo:line-height="115%" fo:text-align="center" style:justify-single-word="false" fo:text-indent="0cm" style:auto-text-indent="false" style:page-number="auto" fo:background-color="transparent"/>
      <style:text-properties style:font-name="Liberation Sans" fo:font-size="22pt" fo:font-weight="normal" officeooo:paragraph-rsid="003b84c1" style:font-size-asian="22pt" style:font-weight-asian="normal" style:font-size-complex="22pt" style:font-weight-complex="normal"/>
    </style:style>
    <style:style style:name="P94"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95" style:family="paragraph" style:parent-style-name="Default">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96" style:family="paragraph" style:parent-style-name="Master_5f_process_7e_LT_7e_Gliederung_20_2">
      <style:paragraph-properties fo:margin-top="0.4cm" fo:margin-bottom="0cm" loext:contextual-spacing="false" style:line-height-at-least="0.353cm"/>
      <style:text-properties style:font-name="Liberation Sans" fo:font-size="12pt" style:font-size-asian="12pt" style:font-size-complex="12pt"/>
    </style:style>
    <style:style style:name="P97" style:family="paragraph" style:parent-style-name="Master_5f_process_7e_LT_7e_Gliederung_20_1">
      <style:paragraph-properties fo:margin-top="0.499cm" fo:margin-bottom="0cm" loext:contextual-spacing="false" fo:line-height="150%"/>
      <style:text-properties style:font-name="Liberation Sans" fo:font-size="12pt" style:font-size-asian="12pt" style:font-size-complex="12pt"/>
    </style:style>
    <style:style style:name="P98" style:family="paragraph" style:parent-style-name="Master_5f_process_7e_LT_7e_Gliederung_20_1">
      <loext:graphic-properties draw:fill="none"/>
      <style:paragraph-properties fo:margin-left="0cm" fo:margin-right="0cm" fo:line-height="115%" fo:text-align="justify" style:justify-single-word="false" fo:text-indent="0cm" style:auto-text-indent="false" fo:background-color="transparent"/>
      <style:text-properties style:font-name="Liberation Sans" fo:font-size="12pt" fo:font-weight="normal" officeooo:paragraph-rsid="003b84c1" style:font-size-asian="12pt" style:font-weight-asian="normal" style:font-size-complex="12pt" style:font-weight-complex="normal"/>
    </style:style>
    <style:style style:name="P99" style:family="paragraph" style:parent-style-name="Master_5f_process_7e_LT_7e_Gliederung_20_1">
      <loext:graphic-properties draw:fill="none"/>
      <style:paragraph-properties fo:margin-left="0cm" fo:margin-right="0cm" fo:line-height="115%" fo:text-align="justify" style:justify-single-word="false" fo:text-indent="0cm" style:auto-text-indent="false" fo:background-color="transparent"/>
      <style:text-properties officeooo:paragraph-rsid="005bb4e4"/>
    </style:style>
    <style:style style:name="P100"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officeooo:paragraph-rsid="00300031"/>
    </style:style>
    <style:style style:name="P101"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officeooo:rsid="001caad5" style:font-weight-asian="normal"/>
    </style:style>
    <style:style style:name="T4" style:family="text">
      <style:text-properties fo:font-weight="normal" style:font-weight-asian="normal" style:font-weight-complex="normal"/>
    </style:style>
    <style:style style:name="T5" style:family="text">
      <style:text-properties fo:font-weight="normal" officeooo:rsid="002b6768" style:font-weight-asian="normal" style:font-weight-complex="normal"/>
    </style:style>
    <style:style style:name="T6" style:family="text">
      <style:text-properties fo:font-weight="normal" officeooo:rsid="004c89a9" style:font-weight-asian="normal" style:font-weight-complex="normal"/>
    </style:style>
    <style:style style:name="T7" style:family="text">
      <style:text-properties fo:font-weight="normal" officeooo:rsid="004ed170" style:font-weight-asian="normal" style:font-weight-complex="normal"/>
    </style:style>
    <style:style style:name="T8" style:family="text">
      <style:text-properties fo:font-weight="normal" officeooo:rsid="0050cba1" style:font-weight-asian="normal" style:font-weight-complex="normal"/>
    </style:style>
    <style:style style:name="T9" style:family="text">
      <style:text-properties fo:font-weight="normal" officeooo:rsid="0052363a" style:font-weight-asian="normal" style:font-weight-complex="normal"/>
    </style:style>
    <style:style style:name="T10" style:family="text">
      <style:text-properties fo:font-weight="normal" officeooo:rsid="0054be41" style:font-weight-asian="normal" style:font-weight-complex="normal"/>
    </style:style>
    <style:style style:name="T11" style:family="text">
      <style:text-properties officeooo:rsid="001177b1"/>
    </style:style>
    <style:style style:name="T12" style:family="text">
      <style:text-properties officeooo:rsid="0012fa65"/>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b84c1"/>
    </style:style>
    <style:style style:name="T15" style:family="text">
      <style:text-properties style:font-name="Liberation Sans"/>
    </style:style>
    <style:style style:name="T16" style:family="text">
      <style:text-properties style:font-name="Liberation Sans" fo:font-size="12pt" fo:font-weight="normal" officeooo:rsid="0031b170" style:font-size-asian="12pt" style:font-weight-asian="normal" style:font-size-complex="12pt" style:font-weight-complex="normal"/>
    </style:style>
    <style:style style:name="T17" style:family="text">
      <style:text-properties style:font-name="Liberation Sans" fo:font-size="12pt" fo:font-weight="normal" officeooo:rsid="005bb4e4" style:font-size-asian="12pt" style:font-weight-asian="normal" style:font-size-complex="12pt" style:font-weight-complex="normal"/>
    </style:style>
    <style:style style:name="T18" style:family="text">
      <style:text-properties style:font-name="Liberation Sans" fo:font-size="12pt" fo:font-weight="normal" officeooo:rsid="002d186c" style:font-size-asian="12pt" style:font-weight-asian="normal" style:font-size-complex="12pt" style:font-weight-complex="normal"/>
    </style:style>
    <style:style style:name="T19" style:family="text">
      <style:text-properties style:font-name="Liberation Sans" fo:font-size="12pt" style:font-size-asian="12pt" style:font-size-complex="12pt"/>
    </style:style>
    <style:style style:name="T20" style:family="text">
      <style:text-properties style:font-name="Liberation Sans" fo:font-size="12pt" officeooo:rsid="0010f978" style:font-size-asian="12pt" style:font-size-complex="12pt"/>
    </style:style>
    <style:style style:name="T21" style:family="text">
      <style:text-properties style:font-name="Liberation Sans" fo:font-size="12pt" officeooo:rsid="0015b37b" style:font-size-asian="12pt" style:font-size-complex="12pt"/>
    </style:style>
    <style:style style:name="T22" style:family="text">
      <style:text-properties style:font-name="Liberation Sans" fo:font-size="12pt" officeooo:rsid="00332f3c" style:font-size-asian="12pt" style:font-size-complex="12pt"/>
    </style:style>
    <style:style style:name="T23" style:family="text">
      <style:text-properties style:font-name="Liberation Sans" fo:font-size="12pt" officeooo:rsid="00338e05" style:font-size-asian="12pt" style:font-size-complex="12pt"/>
    </style:style>
    <style:style style:name="T24" style:family="text">
      <style:text-properties style:font-name="Liberation Sans" fo:font-size="12pt" officeooo:rsid="00354933" style:font-size-asian="12pt" style:font-size-complex="12pt"/>
    </style:style>
    <style:style style:name="T25" style:family="text">
      <style:text-properties style:font-name="Liberation Sans" fo:font-size="12pt" officeooo:rsid="00391f93" style:font-size-asian="12pt" style:font-size-complex="12pt"/>
    </style:style>
    <style:style style:name="T26" style:family="text">
      <style:text-properties style:font-name="Liberation Sans" fo:font-size="12pt" fo:font-style="normal" officeooo:rsid="0032b495" style:font-size-asian="12pt" style:font-style-asian="normal" style:font-size-complex="12pt" style:font-style-complex="normal"/>
    </style:style>
    <style:style style:name="T27" style:family="text">
      <style:text-properties style:font-name="Liberation Sans" fo:font-size="12pt" fo:font-style="normal" officeooo:rsid="003a9892" style:font-size-asian="12pt" style:font-style-asian="normal" style:font-size-complex="12pt" style:font-style-complex="normal"/>
    </style:style>
    <style:style style:name="T28" style:family="text">
      <style:text-properties style:font-name="Liberation Sans" fo:font-size="12pt" fo:font-style="normal" fo:font-weight="normal" officeooo:rsid="0032b495" style:font-size-asian="12pt" style:font-style-asian="normal" style:font-weight-asian="normal" style:font-size-complex="12pt" style:font-style-complex="normal" style:font-weight-complex="normal"/>
    </style:style>
    <style:style style:name="T29" style:family="text">
      <style:text-properties style:font-name="Liberation Sans" fo:font-size="12pt" style:text-underline-style="solid" style:text-underline-width="auto" style:text-underline-color="font-color" fo:font-weight="normal" officeooo:rsid="005bb4e4" style:font-size-asian="12pt" style:font-weight-asian="normal" style:font-size-complex="12pt" style:font-weight-complex="normal"/>
    </style:style>
    <style:style style:name="T30" style:family="text">
      <style:text-properties style:font-name="Liberation Sans" fo:font-size="12pt" style:text-underline-style="solid" style:text-underline-width="auto" style:text-underline-color="font-color" style:font-size-asian="12pt" style:font-size-complex="12pt"/>
    </style:style>
    <style:style style:name="T31" style:family="text">
      <style:text-properties style:font-name="Liberation Sans" fo:font-size="12pt" style:text-underline-style="none" fo:font-weight="normal" officeooo:rsid="005bb4e4" style:font-size-asian="12pt" style:font-weight-asian="normal" style:font-size-complex="12pt" style:font-weight-complex="normal"/>
    </style:style>
    <style:style style:name="T32" style:family="text">
      <style:text-properties style:font-name="Liberation Sans" fo:font-size="12pt" style:text-underline-style="none" style:font-size-asian="12pt" style:font-size-complex="12pt"/>
    </style:style>
    <style:style style:name="T33" style:family="text">
      <style:text-properties style:font-name="Liberation Sans" fo:font-style="normal" style:font-style-asian="normal" style:font-style-complex="normal"/>
    </style:style>
    <style:style style:name="T34" style:family="text">
      <style:text-properties style:font-name="Liberation Sans" fo:font-style="normal" officeooo:rsid="003a9892" style:font-style-asian="normal" style:font-style-complex="normal"/>
    </style:style>
    <style:style style:name="T35" style:family="text">
      <style:text-properties style:font-name="Liberation Sans" fo:font-style="normal" officeooo:rsid="00593507" style:font-style-asian="normal" style:font-style-complex="normal"/>
    </style:style>
    <style:style style:name="T36" style:family="text">
      <style:text-properties style:font-name="Liberation Sans" fo:font-style="normal" fo:font-weight="normal" style:font-style-asian="normal" style:font-weight-asian="normal" style:font-style-complex="normal" style:font-weight-complex="normal"/>
    </style:style>
    <style:style style:name="T37" style:family="text">
      <style:text-properties style:font-name="Liberation Sans" fo:font-style="normal" fo:font-weight="normal" officeooo:rsid="003a9892" style:font-style-asian="normal" style:font-weight-asian="normal" style:font-style-complex="normal" style:font-weight-complex="normal"/>
    </style:style>
    <style:style style:name="T38" style:family="text">
      <style:text-properties style:font-name="Liberation Sans" fo:font-style="normal" fo:font-weight="normal" officeooo:rsid="0042cf6c" style:font-style-asian="normal" style:font-weight-asian="normal" style:font-style-complex="normal" style:font-weight-complex="normal"/>
    </style:style>
    <style:style style:name="T39" style:family="text">
      <style:text-properties style:font-name="Liberation Sans" fo:font-style="normal" fo:font-weight="normal" officeooo:rsid="0044bf3f" style:font-style-asian="normal" style:font-weight-asian="normal" style:font-style-complex="normal" style:font-weight-complex="normal"/>
    </style:style>
    <style:style style:name="T40" style:family="text">
      <style:text-properties style:font-name="Liberation Sans" officeooo:rsid="00593507"/>
    </style:style>
    <style:style style:name="T41" style:family="text">
      <style:text-properties fo:font-size="12pt" style:font-size-asian="12pt" style:font-size-complex="12pt"/>
    </style:style>
    <style:style style:name="T42" style:family="text">
      <style:text-properties fo:font-size="12pt" officeooo:rsid="0029871d" style:font-size-asian="12pt" style:font-size-complex="12pt"/>
    </style:style>
    <style:style style:name="T43" style:family="text">
      <style:text-properties fo:font-size="12pt" officeooo:rsid="0032b495" style:font-size-asian="12pt" style:font-size-complex="12pt"/>
    </style:style>
    <style:style style:name="T44" style:family="text">
      <style:text-properties fo:font-size="12pt" officeooo:rsid="004d302b" style:font-size-asian="12pt" style:font-size-complex="12pt"/>
    </style:style>
    <style:style style:name="T45" style:family="text">
      <style:text-properties fo:font-size="12pt" officeooo:rsid="00416bc4" style:font-size-asian="12pt" style:font-size-complex="12pt"/>
    </style:style>
    <style:style style:name="T46" style:family="text">
      <style:text-properties fo:font-size="12pt" officeooo:rsid="0042cf6c" style:font-size-asian="12pt" style:font-size-complex="12pt"/>
    </style:style>
    <style:style style:name="T47" style:family="text">
      <style:text-properties fo:font-size="12pt" fo:font-weight="normal" officeooo:rsid="004c89a9" style:font-size-asian="12pt" style:font-weight-asian="normal" style:font-size-complex="12pt" style:font-weight-complex="normal"/>
    </style:style>
    <style:style style:name="T48" style:family="text">
      <style:text-properties fo:font-size="12pt" fo:font-weight="normal" officeooo:rsid="004ed170" style:font-size-asian="12pt" style:font-weight-asian="normal" style:font-size-complex="12pt" style:font-weight-complex="normal"/>
    </style:style>
    <style:style style:name="T49" style:family="text">
      <style:text-properties fo:font-size="12pt" fo:font-weight="normal" officeooo:rsid="00543048" style:font-size-asian="12pt" style:font-weight-asian="normal" style:font-size-complex="12pt" style:font-weight-complex="normal"/>
    </style:style>
    <style:style style:name="T50" style:family="text">
      <style:text-properties fo:font-size="12pt" fo:font-style="normal" officeooo:rsid="001cb3f9" style:font-size-asian="12pt" style:font-style-asian="normal" style:font-size-complex="12pt" style:font-style-complex="normal"/>
    </style:style>
    <style:style style:name="T51" style:family="text">
      <style:text-properties fo:font-size="12pt" fo:font-style="normal" officeooo:rsid="00241063" style:font-size-asian="12pt" style:font-style-asian="normal" style:font-size-complex="12pt" style:font-style-complex="normal"/>
    </style:style>
    <style:style style:name="T52" style:family="text">
      <style:text-properties fo:font-size="12pt" fo:font-style="normal" officeooo:rsid="0042cf6c" style:font-size-asian="12pt" style:font-style-asian="normal" style:font-size-complex="12pt" style:font-style-complex="normal"/>
    </style:style>
    <style:style style:name="T53" style:family="text">
      <style:text-properties officeooo:rsid="00191496"/>
    </style:style>
    <style:style style:name="T54" style:family="text">
      <style:text-properties officeooo:rsid="001ad98f"/>
    </style:style>
    <style:style style:name="T55" style:family="text">
      <style:text-properties fo:font-style="italic" officeooo:rsid="0012fa65" style:font-style-asian="italic" style:font-style-complex="italic"/>
    </style:style>
    <style:style style:name="T56" style:family="text">
      <style:text-properties officeooo:rsid="001caad5"/>
    </style:style>
    <style:style style:name="T57" style:family="text">
      <style:text-properties officeooo:rsid="001cb3f9"/>
    </style:style>
    <style:style style:name="T58" style:family="text">
      <style:text-properties officeooo:rsid="0020ab9c"/>
    </style:style>
    <style:style style:name="T59" style:family="text">
      <style:text-properties officeooo:rsid="00241063"/>
    </style:style>
    <style:style style:name="T60" style:family="text">
      <style:text-properties officeooo:rsid="0024f084"/>
    </style:style>
    <style:style style:name="T61" style:family="text">
      <style:text-properties officeooo:rsid="0026328a"/>
    </style:style>
    <style:style style:name="T62" style:family="text">
      <style:text-properties officeooo:rsid="0026b569"/>
    </style:style>
    <style:style style:name="T63" style:family="text">
      <style:text-properties officeooo:rsid="0028349d"/>
    </style:style>
    <style:style style:name="T64" style:family="text">
      <style:text-properties officeooo:rsid="0029871d"/>
    </style:style>
    <style:style style:name="T65" style:family="text">
      <style:text-properties officeooo:rsid="002b6768"/>
    </style:style>
    <style:style style:name="T66" style:family="text">
      <style:text-properties officeooo:rsid="002b922a"/>
    </style:style>
    <style:style style:name="T67" style:family="text">
      <style:text-properties officeooo:rsid="002d186c"/>
    </style:style>
    <style:style style:name="T68" style:family="text">
      <style:text-properties officeooo:rsid="0031ad7c"/>
    </style:style>
    <style:style style:name="T69" style:family="text">
      <style:text-properties officeooo:rsid="0031b170"/>
    </style:style>
    <style:style style:name="T70" style:family="text">
      <style:text-properties officeooo:rsid="0032b495"/>
    </style:style>
    <style:style style:name="T71" style:family="text">
      <style:text-properties officeooo:rsid="00365a41"/>
    </style:style>
    <style:style style:name="T72" style:family="text">
      <style:text-properties officeooo:rsid="00391f93"/>
    </style:style>
    <style:style style:name="T73" style:family="text">
      <style:text-properties officeooo:rsid="003a9892"/>
    </style:style>
    <style:style style:name="T74" style:family="text">
      <style:text-properties fo:font-style="normal" style:font-style-asian="normal" style:font-style-complex="normal"/>
    </style:style>
    <style:style style:name="T75" style:family="text">
      <style:text-properties fo:font-style="normal" officeooo:rsid="00241063" style:font-style-asian="normal" style:font-style-complex="normal"/>
    </style:style>
    <style:style style:name="T76" style:family="text">
      <style:text-properties officeooo:rsid="0015614f"/>
    </style:style>
    <style:style style:name="T77" style:family="text">
      <style:text-properties officeooo:rsid="00150d6f"/>
    </style:style>
    <style:style style:name="T78" style:family="text">
      <style:text-properties officeooo:rsid="001221fa"/>
    </style:style>
    <style:style style:name="T79" style:family="text">
      <style:text-properties officeooo:rsid="003b84c1"/>
    </style:style>
    <style:style style:name="T80" style:family="text">
      <style:text-properties officeooo:rsid="003e9da7"/>
    </style:style>
    <style:style style:name="T81" style:family="text">
      <style:text-properties officeooo:rsid="003f13a0"/>
    </style:style>
    <style:style style:name="T82" style:family="text">
      <style:text-properties officeooo:rsid="0040b793"/>
    </style:style>
    <style:style style:name="T83" style:family="text">
      <style:text-properties style:font-name="Liberation Sans"/>
    </style:style>
    <style:style style:name="T84" style:family="text">
      <style:text-properties style:font-name="Liberation Sans" officeooo:rsid="0018edbd"/>
    </style:style>
    <style:style style:name="T85" style:family="text">
      <style:text-properties officeooo:rsid="0042cf6c"/>
    </style:style>
    <style:style style:name="T86" style:family="text">
      <style:text-properties officeooo:rsid="0045df45"/>
    </style:style>
    <style:style style:name="T87" style:family="text">
      <style:text-properties officeooo:rsid="0046efeb"/>
    </style:style>
    <style:style style:name="T88" style:family="text">
      <style:text-properties officeooo:rsid="00473c0f"/>
    </style:style>
    <style:style style:name="T89" style:family="text">
      <style:text-properties officeooo:rsid="00474903"/>
    </style:style>
    <style:style style:name="T90" style:family="text">
      <style:text-properties style:text-underline-style="none"/>
    </style:style>
    <style:style style:name="T91" style:family="text">
      <style:text-properties officeooo:rsid="001083eb"/>
    </style:style>
    <style:style style:name="T92" style:family="text">
      <style:text-properties officeooo:rsid="004c89a9"/>
    </style:style>
    <style:style style:name="T93" style:family="text">
      <style:text-properties officeooo:rsid="004d302b"/>
    </style:style>
    <style:style style:name="T94" style:family="text">
      <style:text-properties officeooo:rsid="004ed170"/>
    </style:style>
    <style:style style:name="T95" style:family="text">
      <style:text-properties officeooo:rsid="0052363a"/>
    </style:style>
    <style:style style:name="T96" style:family="text">
      <style:text-properties officeooo:rsid="00532b16"/>
    </style:style>
    <style:style style:name="T97" style:family="text">
      <style:text-properties officeooo:rsid="00543048"/>
    </style:style>
    <style:style style:name="T98" style:family="text">
      <style:text-properties officeooo:rsid="005774a3"/>
    </style:style>
    <style:style style:name="T99" style:family="text">
      <style:text-properties officeooo:rsid="00593507"/>
    </style:style>
    <style:style style:name="T100" style:family="text">
      <style:text-properties officeooo:rsid="005bb4e4"/>
    </style:style>
    <style:style style:name="T101" style:family="text">
      <style:text-properties fo:color="#000000" style:font-name="Liberation Sans" fo:font-size="12pt" style:text-underline-style="none" fo:font-weight="normal" officeooo:rsid="005bb4e4" style:font-size-asian="12pt" style:font-weight-asian="normal" style:font-size-complex="12pt" style:font-weight-complex="normal"/>
    </style:style>
    <style:style style:name="T102" style:family="text">
      <style:text-properties fo:color="#000000" style:font-name="Liberation Sans" fo:font-size="12pt" style:text-underline-style="none" style:font-size-asian="12pt" style:font-size-complex="12pt"/>
    </style:style>
    <style:style style:name="T103" style:family="text">
      <style:text-properties fo:color="#000000" style:font-name="Liberation Sans" fo:font-size="12pt" style:text-underline-style="none" officeooo:rsid="005bb4e4"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ommaire :</text:p>
      <text:p text:style-name="P65"><text:span text:style-name="T90"/></text:p>
      <text:p text:style-name="P66">Introduction</text:p>
      <text:p text:style-name="P67"><text:span text:style-name="T73">1)Présentation de l'organisme</text:span></text:p>
      <text:p text:style-name="P67"><text:span text:style-name="T73"><text:tab/>1.1)présentation générale</text:span></text:p>
      <text:p text:style-name="P67"><text:span text:style-name="T53"><text:tab/>1.2)conditions du stage</text:span></text:p>
      <text:p text:style-name="P67"><text:span text:style-name="T73">2) Nom à donner</text:span></text:p>
      <text:p text:style-name="P67"><text:span text:style-name="T73"><text:tab/>2.1)Galaxy</text:span></text:p>
      <text:p text:style-name="P68"><text:span text:style-name="T73"><text:tab/>2.2)Wrappers</text:span></text:p>
      <text:p text:style-name="P68"><text:span text:style-name="T1"><text:tab/><text:tab/>2.2.1)Q'est ce qu'un wrapper ?</text:span></text:p>
      <text:p text:style-name="P68"><text:span text:style-name="T73"><text:tab/><text:tab/>2.2.2)Composition d'un wrapper</text:span></text:p>
      <text:p text:style-name="P69"><text:span text:style-name="T58"><text:tab/><text:tab/>2.2.3)Le Tool shed</text:span></text:p>
      <text:p text:style-name="P69"><text:span text:style-name="T58"><text:tab/>2.3)Test logiciel</text:span></text:p>
      <text:p text:style-name="P69"><text:span text:style-name="T79">3) Développement de tests pour des wrappers dans Galaxy</text:span></text:p>
      <text:p text:style-name="P69"><text:span text:style-name="T63"><text:tab/>3.1)L'outil bioinformatique</text:span></text:p>
      <text:p text:style-name="P69"><text:span text:style-name="T91"><text:tab/>3.2)Modification du wrapper</text:span></text:p>
      <text:p text:style-name="P69"><text:span text:style-name="T91"><text:tab/>3.3)Tests locaux</text:span></text:p>
      <text:p text:style-name="P69"><text:span text:style-name="T91"><text:tab/>3.4)Intégration dans le dépôt Github</text:span></text:p>
      <text:p text:style-name="P69"><text:span text:style-name="T91"><text:tab/>3.5)Intégration continue</text:span></text:p>
      <text:p text:style-name="P92"/>
      <text:p text:style-name="P85">Introduction</text:p>
      <text:p text:style-name="P84"/>
      <text:p text:style-name="P86"><text:span text:style-name="T20"><text:tab/>ASaiM (</text:span><text:span text:style-name="Emphasis"><text:span text:style-name="T20">Auvergne Sequence analysis of intestinal Microbiota</text:span></text:span><text:span text:style-name="T20">) </text:span><text:span text:style-name="T21">est un environnement créé pour analyxer les microbiotes, et plus particulièrement le microbiote intestinal.</text:span><text:span text:style-name="T20"> </text:span><text:span text:style-name="T22">Afin d'avoir une analyse correcte de ce microbiote, il faut </text:span><text:span text:style-name="T19">étudier l'ensemble des génomes issus du milieu </text:span><text:span text:style-name="T22">et donc faire de la métagénomique.</text:span></text:p>
      <text:p text:style-name="P88"><text:span text:style-name="T19"><text:tab/>Il existe de nombreux outils bioinformatiques permettants d'</text:span><text:span text:style-name="T23">analyser des données métagénomiques </text:span><text:span text:style-name="T24">et présentant un intérêt certain à êtres intégrés au sein d'Asaim nottament HumanN2, MetaphLan2 ou encore GraphLan.</text:span></text:p>
      <text:p text:style-name="P88"><text:span text:style-name="T23">Cependant </text:span><text:span text:style-name="T24">ces outils, comme la grande majorité des outils bioinformatqies, doivent êtres lancés en ligne de commande. </text:span><text:span text:style-name="T25">Et la majorité des biologistes n'ont pas ou peu de connaissances en programmation et ont du mal à utiliser ces outils. A cause de cela, ils doivent faire appel à une personne ayant les connaissances suffisantes où se tourner vers un autre moyen d'analyse, comme les tableurs ce qui rend ces analyses bien plus longues et fastidieuses.</text:span></text:p>
      <text:p text:style-name="P55"><text:tab/>Afin de venir à bout de ce problème, une insance basée sur <text:span text:style-name="T72">la plate-forme </text:span>Galaxy à étée intégrée à AsaiM afin de permettre une utilisation facilité de ces outils. <text:span text:style-name="T72">Grâce à des logiciels faisant office d'interfaces web nommés wrappers et adaptées aux outils il est possible de simplifier grandement l'utilisation de ces derniers. Cependant comme tous logiciels, ces wrappers ont besoin d'êtres testés afin de garantir leur fiabilité. </text:span></text:p>
      <text:p text:style-name="P59">L'objectif de mon stage est de produire des tests convenables afin de garantir cette fiabilité.</text:p>
      <text:p text:style-name="P79"/>
      <text:p text:style-name="P79"/>
      <text:p text:style-name="P91"/>
      <text:p text:style-name="P82"><text:span text:style-name="T73">1)</text:span>Présentation de l'organisme</text:p>
      <text:p text:style-name="P61"/>
      <text:p text:style-name="P79"><text:span text:style-name="T73">1.1)</text:span>présentation générale</text:p>
      <text:p text:style-name="P70"/>
      <text:p text:style-name="P70"><text:tab/>Fondée en 1976 lors de la cission de l'université de <text:span text:style-name="T70">C</text:span>lermont, l'Université d'Auvergne (UdA) actuellement présidée par Alain Eschalier compte plus de 16 000 étudiants dont 3 000 étrangers rassemblés au sein de 7 composantes :</text:p>
      <text:p text:style-name="P70">- École de Droit</text:p>
      <text:p text:style-name="P70">- École d'Économie</text:p>
      <text:p text:style-name="P70">- École Universitaire de Management</text:p>
      <text:p text:style-name="P70">- Faculté de Médecine</text:p>
      <text:p text:style-name="P70">- Faculté de Pharmacie</text:p>
      <text:p text:style-name="P70">- Faculté de Chirurgie Dentaire</text:p>
      <text:p text:style-name="P70">- Institut Universitaire Technologique </text:p>
      <text:p text:style-name="P70">L'université dispose aussi de 22 laboratoirs de recherche</text:p>
      <text:p text:style-name="P70"/>
      <text:p text:style-name="P79"><text:span text:style-name="T73">1.2)</text:span>conditions du stage</text:p>
      <text:p text:style-name="P72"><text:span text:style-name="T53"><text:tab/>J'ai effectué mon stage au sein du laboratoir EA CIDAM (Conception, Ingenierie et Developpement de l'Aliment et du Medicament).</text:span></text:p>
      <text:p text:style-name="P72"><text:span text:style-name="T53"><text:tab/>Dirigé par le professeur </text:span>M. ALRIC,<text:span text:style-name="T54"> l'équipe de recherche travaille nottament à</text:span> comprendre, évaluer et analyser, dans l’environnement digestif, différentes situations physio-pathologiques liées au vieillissement, à la présence de bactéries pathogènes <text:span text:style-name="T70">(</text:span>en particulier <text:span text:style-name="T70">d'</text:span>Escherichia coli entérohémorragiques<text:span text:style-name="T54">)</text:span>, ou encore à celle de produits toxiques, de xénobiotiques, en particulier de polluants.</text:p>
      <text:p text:style-name="P74"><text:tab/>C'est dans ce cadre là que Bérénice BATUT, ma tutrice de stage, dévellope un environnement bioinformatique permettant de faciliter l'analyse de données massives issues du microbiote, AsaiM. </text:p>
      <text:p text:style-name="P101"/>
      <text:p text:style-name="P83"/>
      <text:p text:style-name="P83"/>
      <text:p text:style-name="P40"/>
      <text:p text:style-name="P81">2) Nom à donner</text:p>
      <text:p text:style-name="P76"><text:span text:style-name="T73">2.1)</text:span>Galaxy :</text:p>
      <text:p text:style-name="P38"/>
      <text:p text:style-name="P75"><text:span text:style-name="T41"><text:tab/>Galaxie est une pla</text:span>te-forme ouverte et open source, ses données étant accessibles librement en ligne, permettant d'utiliser simplement de nobreux outils d'analyse via son interface.</text:p>
      <text:p text:style-name="P75"/>
      <text:p text:style-name="P75"><text:tab/>On peut accéder à <text:span text:style-name="T11">G</text:span>alaxy de différentes façons. Tout d'abord, il existe plusieurs serveurs publics de galaxy. L'avantage de ces serveurs étant qu'ils <text:soft-page-break/>disposent <text:span text:style-name="T11">souvent</text:span> d'une importante puissance de clacul. Cependant énormément de personnes utilisent ces serveurs ce qui cause d'important temps d'attentes. <text:span text:style-name="T11">De plus un nombre limité d'outils <text:s/>sont installés sur ces serveurset il y a très peu de chances qu'un administrateur installe des outils si la demande lui est faite par une petite communauté.</text:span></text:p>
      <text:p text:style-name="P80"><text:tab/>Il existe cependant de très nombreux serveurs liés à des laboratoirs ou des entreprises ces serveurs disposent généralement d'une bonne puissance de calcul et les administrateurs sont sencés être disponibles losqu'il s'agit d'ajouter des outils. </text:p>
      <text:p text:style-name="P80"><text:tab/>O<text:span text:style-name="T41">n peu aussi télécharger une instance de Galaxy en local sur n'importe quel ordinateur. Cependant dans ce cas là, il faut gérer soit même l'instalation des outils et la puissance de calcul est limité à celle de l'ordinateur.</text:span></text:p>
      <text:p text:style-name="P39"/>
      <text:p text:style-name="P41"><text:span text:style-name="T2"><text:tab/>Un des avantages de Galaxy est </text:span><text:span text:style-name="T3">que</text:span><text:span text:style-name="T2"> si vous êtes connectés sur un compte, tous les fichiers d'entrée ou de sortie produit grâce à galaxy sont stockés dans l'historique de l'instance et ne peuvent être définitivement supprimés que par un administrateur. Ainsi même plusieurs mois après, on peut récupérer a nouveau nos données.</text:span></text:p>
      <text:p text:style-name="P38"/>
      <text:p text:style-name="P38"><text:span text:style-name="T56"><text:tab/>Mais</text:span> <text:span text:style-name="T56">l'</text:span>intérêt majeur de <text:span text:style-name="T56">cette instance</text:span> est de pouvoir <text:span text:style-name="T12">lancer des outils de bioinformatque, qui fonctionnent normalement en ligne de commande afin d'effectuer des analyse complètes mais surtout reproductibles. Cela grâce aux </text:span><text:span text:style-name="T55">wrappers</text:span><text:span text:style-name="T12">, des interfaces faisant le lien entre l'utilisateur et la ligne de commande de l'outil.</text:span></text:p>
      <text:p text:style-name="P38"/>
      <text:p text:style-name="P42"><text:span text:style-name="T2"/></text:p>
      <text:p text:style-name="P77"><text:span text:style-name="T73">2.2)</text:span>Wrappers :</text:p>
      <text:p text:style-name="P43"/>
      <text:p text:style-name="P62"><text:span text:style-name="T73">2.2.1)Q'est ce qu'un wrapper ?</text:span></text:p>
      <text:p text:style-name="P62"/>
      <text:p text:style-name="P44"><text:span text:style-name="T57"><text:tab/>Les wrappers sont la base de galaxy. Ils servent d'interface entre l'utilisateur et la ligne de commande qui lance l'outil. </text:span></text:p>
      <text:p text:style-name="P44"><text:span text:style-name="T57">Un wrapper utilise une version de l'outil fixée préalablement. Ainsi même si l'outil est mis à jour, le wrapper continue d'utiliser la version prédéfinie. Celà rend les analyses effectuées reproductibles. En effet, après une mise a jour, l'outil peut analyser les données différement nécessiter un type de fichiers d'entrée différent ou encore fournir des fichiers de sortie n'ayants rien a voir avec les fichiers fornis avant la mise a jour. Dans ce cas là il y a un fort risque que les résultats issus de la conparaison de fichiers issus de différentes ne soit biaisée et fausse les résultats finaux.</text:span></text:p>
      <text:p text:style-name="P45"/>
      <text:p text:style-name="P46"><text:span text:style-name="T58"><text:tab/>De plus les wrappers gèrent les fichiers d'entrée et de sortie, les paramètres nécessaires ainsi que les dépendances de l'outil, tous les programmes nécessaires au bon fonctionnement de l'outil.</text:span></text:p>
      <text:p text:style-name="P43"/>
      <text:p text:style-name="P43"><text:soft-page-break/></text:p>
      <text:p text:style-name="P63"><text:span text:style-name="T73">2.2.2)</text:span>Composition d'un wrapper</text:p>
      <text:p text:style-name="P63"/>
      <text:p text:style-name="P87"><text:span text:style-name="T26">Les wappers utilisés dans Galaxy sont de logiciels codés en langage .xml </text:span><text:span text:style-name="T27">qui </text:span><text:span text:style-name="Emphasis"><text:span text:style-name="T33">est un langage qui permet de décrire </text:span></text:span><text:span text:style-name="Emphasis"><text:span text:style-name="T34">et de structurer</text:span></text:span><text:span text:style-name="Emphasis"><text:span text:style-name="T33"> des données à l'</text:span></text:span><text:span text:style-name="Emphasis"><text:span text:style-name="T36">aide de </text:span></text:span><text:span text:style-name="Emphasis"><text:span text:style-name="Strong_20_Emphasis"><text:span text:style-name="T36">balises</text:span></text:span></text:span><text:span text:style-name="Emphasis"><text:span text:style-name="T36"> </text:span></text:span><text:span text:style-name="Emphasis"><text:span text:style-name="T37">qu'il est possible de personnaliser. </text:span></text:span><text:span text:style-name="Emphasis"><text:span text:style-name="T38">Un wrapper est composé de trois fichiers. D'abord le fichier principal qui reprend le code du wrapper, c'est ce fichier qui nous interresse. Puis un fichier tool_dependencies qui gère l'instalation des dépendances </text:span></text:span><text:span text:style-name="Emphasis"><text:span text:style-name="T39">nécessaires à l'outil. Et un .shed.yml qui gère l'installation de l'outil dans le tool shed.</text:span></text:span></text:p>
      <text:p text:style-name="P87"><text:span text:style-name="Emphasis"><text:span text:style-name="T37"><text:s/>Il</text:span></text:span><text:span text:style-name="T28"> sont composés de la m</text:span><text:span text:style-name="T26">anière suivante :</text:span></text:p>
      <text:p text:style-name="P60"/>
      <text:p text:style-name="P73"><text:span text:style-name="T50"><text:tab/>On retrouve d'abord les informations générales sur l'outil qui </text:span><text:span text:style-name="T51">regroupent</text:span><text:span text:style-name="T50"> sont son nom, son id, sa version et sa description. Vien ensuite l</text:span><text:span text:style-name="T52">a</text:span><text:span text:style-name="T50"> </text:span><text:span text:style-name="T52">section </text:span>requirements <text:span text:style-name="T85">qui fourni les information sur les démendances nécessaires à leur prise en charge</text:span><text:span text:style-name="T50">. </text:span></text:p>
      <text:p text:style-name="P60"/>
      <text:p text:style-name="P43"><text:span text:style-name="T74"><text:tab/>Ensuite vient la partie "command". C'est elle qui fait le lien entre la ligne de command de l'outil et le</text:span><text:span text:style-name="T75">s</text:span><text:span text:style-name="T74"> paramètres donnés dans galaxy. </text:span><text:span text:style-name="T75">Elle reprend la totalité de la ligne de commande : le nom de l'outil, le ou les fichier d'entrée et de sortie ainsi que toutes les options de l'outil. Chaque fichier ou valeur d'option</text:span><text:span text:style-name="T59"> est founie par la section input ou la section output.</text:span></text:p>
      <text:p text:style-name="P43"/>
      <text:p text:style-name="P43"><text:tab/>Puis la <text:span text:style-name="T61">section</text:span> input<text:span text:style-name="T61">s</text:span>, c'est dans cette partie que l'on définit ce qui va être affiché à l'écran lors de l'utilisation de l'outil dans galaxy <text:span text:style-name="T60">notamment les noms que l'on souhaite donner aux différentes entrées afin de faciliter la compréhention ou encore un commentaide d'aide</text:span>. <text:span text:style-name="T59">O</text:span>n <text:span text:style-name="T59">y</text:span> définit<text:span text:style-name="T60"> </text:span>les <text:span text:style-name="T59">propriétées des fichiers d'entée, nottament leur type (txt, Fasta, FastQ,etc.)</text:span>, <text:span text:style-name="T60">mais aussi cel</text:span>les <text:span text:style-name="T60">de chaque paramètre que l'on souhaite afficher. Tout d'abord le type du paramètre, il peut s'agir d'une valeur à rentrer (entier ou décimal) ou d'un text, ce paramètre peut aussi être une barre de sélection ou encore une check box. </text:span></text:p>
      <text:p text:style-name="P50">Chaque fichier d'entrée ou paramètre que l'on souhaite utiliser doit être présent dans cette section.</text:p>
      <text:p text:style-name="P43"/>
      <text:p text:style-name="P89"><text:tab/>La <text:span text:style-name="T61">section</text:span> outputs permet de <text:span text:style-name="T60">gérer</text:span> les sorties de l'outil que l'on veux voir apparaître dans la barre de l'historique de galaxy. <text:span text:style-name="T61">On y définit notamment le nom que l'on veux donner à la sortie. On peut aussi modifier son format. Toutes les sorties de l'outil doivent être référencées dans cette section.</text:span></text:p>
      <text:p text:style-name="P43"/>
      <text:p text:style-name="P51"><text:tab/>La section tests est, comme son nom l'indique, liée a la phase de test du wrapper. On fournit dans cette section les fichier d'entrée et de sortie nécessaires pour le test du wrapper ainsi que les valeures des différents paramètres. On peut fournir autant de jeux de données différents afin avoir un batterie de tests la plus varié possible. Cependant la totalité des fichiers et des paramètres doivent être testés au minimum une foi chacuns.</text:p>
      <text:p text:style-name="P43"><text:soft-page-break/></text:p>
      <text:p text:style-name="P43"><text:span text:style-name="T61"><text:tab/>On retrouve à la fin l</text:span>a section help <text:span text:style-name="T61">qui permet</text:span> d'afficher des information <text:span text:style-name="T61">sur l'outil</text:span>. <text:span text:style-name="T61">Et la section </text:span>citations <text:span text:style-name="T62">dans laquelle on liste les différentes citations avec leur doi.</text:span></text:p>
      <text:p text:style-name="P43"/>
      <text:p text:style-name="P64">2.2.3)Le Tool shed</text:p>
      <text:p text:style-name="P56"/>
      <text:p text:style-name="P56"><text:tab/>Il existe aujourd'hui plusieurs milliers de <text:span text:style-name="T87">ces </text:span>wrappers disponibles en ligne. <text:span text:style-name="T87">Ils sont stokés au sein d'une banque de donnée accessible à tous, le tool-shed. Cette banque de donnée fonctionne selon le même principe que les plateformes de téléchargement mobile. La totalité des logiciels présents sont mis a disposition et téléchargeables. Ils sont répartis dans des répertoirs selon <text:s/>la fonction de l'outil auquel ils sont liés. Le tool-shed dispose aussi d'une barre de recherche nominale.</text:span></text:p>
      <text:p text:style-name="P57"><text:tab/>Il existe deux tools-shed pricipaux, tous deux maintenus par l'équipe de développement de galaxy. Tout d'abord le Main tool-shed <text:span text:style-name="T88">où l'on retrouve tous les wrappers utilisables, puis le Test tool-shed qui regroupe tous les wrappers mis en lignes mais encore en cours de développenment.</text:span></text:p>
      <text:p text:style-name="P58">Il est aussi possible d'avoir son propre tool-shed sur son ordinateur cependant il est pricipalement utilisé lors de la phase de dévelloppement ou lorsuqe l'on souhaite garder ses outils et wrappers confidenciels.</text:p>
      <text:p text:style-name="P58"><text:tab/>Lors du dernier recencement effectué au sein du Main tool-shed, le 15 Mai 2016, 3904 wrappers étaient disponibles. Cependant n'importe qui peu mettre ses wrappers en ligne sur ce tool-shed. Ainsi une part très importante de ces wrappers ne disposent d'aucun fichiers de test. <text:span text:style-name="T89">On ne peut pas se fier aux sorties de ces wrappers, ils ne vont donc qu'être très peu utilisés. Leur développement aura donc été une perte de temps. De plus ils risquent de fausser le travail d'autrui. Il est donc important de produire des fichiers de test pour les wrappers.</text:span></text:p>
      <text:p text:style-name="P43"/>
      <text:p text:style-name="P43"/>
      <text:p text:style-name="P43"/>
      <text:p text:style-name="P78"><text:span text:style-name="T73">2.3)</text:span>Test logiciel :</text:p>
      <text:p text:style-name="P43"/>
      <text:p text:style-name="P71"><text:tab/><text:span text:style-name="T70">Tout logiciel ou programme informatique, tels que les wrappers par exemple, </text:span><text:span text:style-name="T43">a besoin d'être testé afin de garantir une bonne fiabilité au niveau </text:span><text:span text:style-name="T42">du fonctionnement du programme ainsi que son comportement en présence des différentes entrées.</text:span></text:p>
      <text:p text:style-name="P94"><text:span text:style-name="T71"><text:tab/>Le test est une technique de contr</text:span>ôle <text:span text:style-name="T71">qui </text:span>consist<text:span text:style-name="T71">e</text:span> à <text:span text:style-name="T71">lancer le logiciel avec des données d'entrée préparées à l'avance</text:span> <text:span text:style-name="T71">et de comparer</text:span> <text:span text:style-name="T71">ce que le programme</text:span> <text:span text:style-name="T71">renvoie avec les sorties attendues.</text:span></text:p>
      <text:p text:style-name="P49"/>
      <text:p text:style-name="P47"><text:span text:style-name="T67"><text:tab/>L'objectif d'un test est d'exécuter un programme dans l'intention d'y trouver des défauts </text:span>et non pas pour démontrer que le programme ne contient plus d’erreur. <text:span text:style-name="T68">Il faut donc que la personne chargée des tests ai pour but de </text:span><text:soft-page-break/><text:span text:style-name="T68">trouver des erreurs, autrement elle n'en trouvera que peu ou pas.</text:span></text:p>
      <text:p text:style-name="P52">Cependant il est impossible d<text:span text:style-name="T68">'obtenir un programme sans défauts en effet les tests ne peuvent vérifier qu'une partie des possibilitées. Cependant un objectif réalisable est de corriger les erreurs sévères et récurentes à l'aide de données de test représentatives.</text:span></text:p>
      <text:p text:style-name="P52"/>
      <text:p text:style-name="P90"><text:span text:style-name="T69"><text:tab/>Un autre problème est que le test logiciel est un processus destructif, à l'opposé de la programmation qui est un processus constructif. En effet le but du programmateur est de créer un logiciel qui fonctionne et rechigne souvent a effectuer les tests.</text:span></text:p>
      <text:p text:style-name="P36"><text:tab/>On peut comparer la programmation à l'orthographe, on a toujours plus de mal à <text:span text:style-name="T68">corriger</text:span> ses propores fautes <text:span text:style-name="T68">et cela demande plus d'efforts. Ainsi, il arrive souvent que des logiciels créés au sein d'équipes restreintes, comme les wrappers de Galaxy, soient publiés sans tests et donc sans garantie de fonctionnement. Ce qui peu poser problème lors de l'utilisation.</text:span></text:p>
      <text:h text:style-name="P1" text:outline-level="2"><text:span text:style-name="T69">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span></text:h>
      <text:p text:style-name="P100"><text:span text:style-name="T16"/></text:p>
      <text:p text:style-name="P37"><text:span text:style-name="T64"><text:tab/>Il existe de nombreux types de tests différents (</text:span>unitaires, intégration<text:span text:style-name="T66">, p</text:span>erformance, <text:span text:style-name="T66">etc.) cependant deux types de tests sont principalement utilisés. Tout d'abord les tests unitaires dont le principe est de tester de façon indépendante un seul élément du logiciel.</text:span></text:p>
      <text:p text:style-name="P48"><text:span text:style-name="T5"><text:tab/>Le sec</text:span><text:span text:style-name="T65">ond type de tests est le test fonctionnel qui consiste dans le fait de tester la totalité d'un programme en reproduisant les « conditions réelles ». Celà veux dire que lors du test on effectu ce que l'utilisateur va potentiellement faire. Celà permet de voir à quelles erreures ce dernier peut être confronté. C'est ce type de test que nous avons pratiqué pour nos wrappers.</text:span></text:p>
      <text:p text:style-name="P48"/>
      <text:p text:style-name="P53"/>
      <text:p text:style-name="P54"/>
      <text:p text:style-name="P93"><text:span text:style-name="T14">3) </text:span><text:span text:style-name="T13">Développement de tests pour des wrappers dans Galaxy</text:span></text:p>
      <text:p text:style-name="P17"/>
      <text:p text:style-name="P17"/>
      <text:p text:style-name="P15"><text:span text:style-name="T79">3.1)</text:span>L'outil bioinformatique</text:p>
      <text:p text:style-name="P20"/>
      <text:p text:style-name="P20"><text:tab/>Les wrappers sont créés afin de servir d'interface entre l'utilisateur et la ligne de co<text:span text:style-name="T41">mmande d'un outil bioinformatique comme GaphLan par exemple.</text:span></text:p>
      <text:p text:style-name="P3">Afin de développer un test correct il faut donc tout d'abord prendre connaissance du fonctionnement de l'outil. Il faut donc effetuer des recherches sur la documentation de l'outil.</text:p>
      <text:p text:style-name="P4"><text:soft-page-break/><text:span text:style-name="T81"><text:tab/>L'</text:span>outil <text:span text:style-name="T81">GarphLan</text:span> nécessite un fichier d'entrée et quatre paramètres pour fonctionner. Il produit un fichier en sortie.</text:p>
      <text:p text:style-name="P3">Voici par exemple une ligne de command permettant de lancer graphlan :</text:p>
      <text:p text:style-name="P3"/>
      <text:p text:style-name="P95">graphlan.py input.txt image.png --format png --dpi 100 --size 7 --pad 2</text:p>
      <text:p text:style-name="P5"/>
      <text:p text:style-name="P3">On retrouve tout d'abord le nom du fichier permettant de lancer l'outil : graphlan.py</text:p>
      <text:p text:style-name="P3">Puis le fichier d'entrée de l'outil : input.txt <text:s/>ainsi que <text:span text:style-name="T76">le nom que l'on veux donner à</text:span> son fichier de sortie : <text:s/>image.png</text:p>
      <text:p text:style-name="P3">Viennent ensuite les quatres paramètres nécessaires au fonctionnement de l'outil :</text:p>
      <text:p text:style-name="P3"><text:tab/>--format png : tout d'abord le paramètre renseignant le format du fichier de sortie, ici on souhaite qu'elle soit au format pnj</text:p>
      <text:p text:style-name="P3"><text:tab/>--dpi 100 : <text:span text:style-name="T77">ce second paramètre reseigne la définition ou qualité de l'image, ici elle devra être de 100 points par pouce</text:span>(mesure)</text:p>
      <text:p text:style-name="P6"><text:tab/><text:span text:style-name="T78">--size 7 : ce paramètre renseigne la taille de l'image en sortie en pouces, ici on souhaite que la taille soit de 7 pouces par 7 pouces</text:span></text:p>
      <text:p text:style-name="P6"><text:tab/><text:span text:style-name="T78">--pad 2 : ce paramètre renseigne la taille des bordures autour de l'image, elle seront ici de 2 pouces</text:span></text:p>
      <text:p text:style-name="P6"/>
      <text:p text:style-name="P7"><text:tab/>Il faut ensuite s'intéresser aux <text:span text:style-name="T82">fichiers d'entrée et de sortie, nottament les données que ces fichiers contiennent ainsi que leur disposition.</text:span></text:p>
      <text:p text:style-name="P8">Le fichier d'entrée doit contenir <text:s/>des infromations taxonomiques liées aux différents organismes que l'on souhaite étudier. Pour chaque organisme, doivent êtres fournis les huit <text:span text:style-name="T84">niveau</text:span><text:span text:style-name="T15">x</text:span><text:span text:style-name="T84"> taxonomique</text:span><text:span text:style-name="T15">s </text:span><text:span text:style-name="T84">(</text:span><text:span text:style-name="T15">le domaine, le règne, le phylum (ou l'embranchement), la classe, l'</text:span><text:span text:style-name="T84">ordre, </text:span><text:span text:style-name="T15">la </text:span><text:span text:style-name="T84">famille, </text:span><text:span text:style-name="T15">le genre et l'e</text:span><text:span text:style-name="T84">spèce). </text:span><text:span text:style-name="T15">Les données peuvent être présentées de deux façons différentes (voir ci contre).</text:span></text:p>
      <text:p text:style-name="P8"><text:span text:style-name="T15">Le fichier de sortie quand à lui doit être une image sur laquelle est représentée un arbre phylogénétique circulaire.</text:span></text:p>
      <text:p text:style-name="P8"/>
      <text:p text:style-name="P18"><text:span text:style-name="T45"><text:tab/>Généralement les fichiers </text:span><text:span text:style-name="T46">de test </text:span><text:span text:style-name="T45">ne sont pas fournis et il faut les générer. Dans le cas </text:span><text:span text:style-name="T46">que l'on étudie</text:span><text:span text:style-name="T45">, le fichier d'entrée </text:span><text:span text:style-name="T46">doit être généré. Il s'agit du fichier de sortie de </text:span><text:span text:style-name="T85">graphlan_annotate</text:span><text:span text:style-name="T46">, un outil lié a GraphLan qui ajoute des annotations au fichier d'entrée de GraphLan. Le fichier de sortie de GraphLan doit lui aussi être générer en lançant l'outil avec le fichier d'entrée de test et les paramètres choisis.</text:span></text:p>
      <text:p text:style-name="P6"/>
      <text:p text:style-name="P15"><text:span text:style-name="T79">3.2)</text:span>Modification du wrapper</text:p>
      <text:p text:style-name="P20"/>
      <text:p text:style-name="P21"><text:tab/>Après avoir pris connaissance du fonctionnement de l'outil, il faut editer le<text:span text:style-name="T80"> </text:span>wrapper <text:span text:style-name="T85">en conséquence. Il faut générer ou réécrire un ou plusieurs tests</text:span> <text:span text:style-name="T85">et au besoin modifier le corp du wrapper.</text:span></text:p>
      <text:p text:style-name="P22">Dans le cas de GraphLan, nous avons édité la section tests en fournissant <text:s/>les <text:soft-page-break/>données d'entrées citées précédement.</text:p>
      <text:p text:style-name="P23"><text:tab/>Cependant suite à l'appartition d'erreures lors de la phase de test il a fallu <text:span text:style-name="T86">corriger le wrapper. L'erreur était due à une dépendance qui n'était pas à la bonne version. Il a donc fallu changer la version de la dépendance <text:s/>graphlan en passant de 0.9.7 à 1.0.0 .</text:span></text:p>
      <text:p text:style-name="P17"/>
      <text:p text:style-name="P16"><text:span text:style-name="T79">3.3)</text:span>Tests locaux</text:p>
      <text:p text:style-name="P17"/>
      <text:p text:style-name="P24"><text:tab/>Après avoir modifié le wrapper, <text:span text:style-name="T92">il faut le tester</text:span>. En commençant par <text:span text:style-name="T92">le </text:span>test<text:span text:style-name="T86">er</text:span> en local, sur l'ordinateur.</text:p>
      <text:p text:style-name="P25"><text:tab/>Pour t<text:span text:style-name="T92">ester un wrapper localement, il existe deux méthodes. La première est la méthode manuelle, la seconde est d'utiliser un outil nommé planemo.</text:span></text:p>
      <text:p text:style-name="P26"><text:tab/>Si l'on veux effectuer les tests manuellement, il faut tout d'abord installer galaxy et un tool-shed sur l'ordinateur, pour lancer le wrapper en conditions réelles. <text:span text:style-name="T93">Puis</text:span>, il faut télécharger sur le tool-shed local, un à un, la totalité des fichiers et<text:span text:style-name="T41"> dépendances nécessaires. Celà peu prendre du temps lorsqu'il y a plus de dix fichiers, ce qui est fréquend. Après cela </text:span><text:span text:style-name="T44">il faut encore lancer les tests en ligne de commande. Cette opération est à répéter à chaque modification.</text:span></text:p>
      <text:p text:style-name="P9"><text:tab/><text:span text:style-name="T93">La seconde méthode utilise planemo, un outil développé dans le but de faciliter le développement des wrappers pour Galaxy. Planemo dispose de trois commandes directement liées au test des wrappers :</text:span></text:p>
      <text:p text:style-name="P2"><text:span text:style-name="T6"><text:tab/></text:span><text:span text:style-name="T7">planemo lint : Cette commande permet de tester le code .xml. Elle sert notament à repérer les erreurs de frappe ou les oublis (ex : balise ouverte mais non fermée</text:span><text:span text:style-name="T8">)</text:span></text:p>
      <text:p text:style-name="P11"><text:span text:style-name="T47"><text:tab/></text:span><text:span text:style-name="T48">planemo shed-lint : </text:span><text:span text:style-name="T49">Ce test</text:span><text:span text:style-name="T48"> </text:span>vérifie que le wrapper est <text:span text:style-name="T97">correctement</text:span> formé <text:span text:style-name="T97">et peut</text:span> être déployé sur le toolshed. <text:span text:style-name="T97">Il vérifie le code .xml comme lint mais aussi les autres fichiers, notamment le</text:span> .shed.yml.</text:p>
      <text:p text:style-name="P26"><text:tab/><text:span text:style-name="T94">planemo test : Cette commande lance l'instalation d'une instance de Galaxy virtuelle et nue puis installe le wrapper et ses dépendances avant de lancer l'outil avec les données de test. Elle permet d'effectuer un test en conditions « réelles » du wrapper. </text:span></text:p>
      <text:p text:style-name="P26"/>
      <text:p text:style-name="P28">Voici la commande utilisée pour tester l'outil GraphLan :</text:p>
      <text:p text:style-name="P12"><text:span text:style-name="T9">$ planemo test --conda_dependency_resolution --conda_prefix $HOME/conda --galaxy_branch </text:span>release_16.04<text:span text:style-name="T9"> <text:s/>--galaxy_source $GALAXY_REPO --skip_venv tools/graphlan/</text:span></text:p>
      <text:p text:style-name="P26"/>
      <text:p text:style-name="P27"><text:span text:style-name="T96">''--conda_dependency_resolution'' : fait en sorte que Galaxy n'utilise conda que pour gérer les dépendances</text:span></text:p>
      <text:p text:style-name="P27"><text:span text:style-name="T96">''--conda_prefix $HOME/conda'':donne le chemin de conda</text:span></text:p>
      <text:p text:style-name="P27"><text:span text:style-name="T96">''--galaxy_branch </text:span>release_16.04<text:span text:style-name="T95">'' : donne la version de galaxy a utiliser</text:span></text:p>
      <text:p text:style-name="P27"><text:span text:style-name="T96">''--galaxy_source $GALAXY_REPO'' : fourni le lien pour télécharger Galaxy</text:span></text:p>
      <text:p text:style-name="P27"><text:span text:style-name="T96">''--skip_venv'' : empèche la création d'un environnement virtuel pour conserver la configuration de l'environnement déjà existant</text:span></text:p>
      <text:p text:style-name="P27"><text:soft-page-break/><text:span text:style-name="T96">''tools/graphlan/'' : chemin vers la wrapper</text:span></text:p>
      <text:p text:style-name="P29"/>
      <text:p text:style-name="P30">Utiliser planemo pour effectuer les tests engendre un important gain de temps par rapport à la méthode manuelle. De plus <text:span text:style-name="T98">après avoir lancé la commande de test, tout se fait automatiquement.</text:span></text:p>
      <text:p text:style-name="P29"/>
      <text:p text:style-name="P29">Si le test à échoué, il faut retourner editer le wrapper pour corriger l'erreur. La commande fourni également des informations sur les raisons de l'échec.</text:p>
      <text:p text:style-name="P29">Si le test est passé, on peu mettre l'outil en ligne.</text:p>
      <text:p text:style-name="P19"/>
      <text:p text:style-name="P19"/>
      <text:p text:style-name="P16"><text:span text:style-name="T79">3.4)</text:span>Intégration dans le dépôt Github</text:p>
      <text:p text:style-name="P17"/>
      <text:p text:style-name="P13"><text:span text:style-name="T4"><text:tab/></text:span><text:span text:style-name="T10">Lors du développement d'AsaiM, ses données ont étées stockées sur Github, une plate-forme en ligne utilisant Git, un </text:span>logiciel de gestion de versions. <text:a xlink:type="simple" xlink:href="https://github.com/ASaiM/galaxytools" text:style-name="Internet_20_link" text:visited-style-name="Visited_20_Internet_20_Link"><text:span text:style-name="T98">https://github.com/ASaiM/galaxytools</text:span></text:a></text:p>
      <text:p text:style-name="P31"><text:tab/>C'est donc sur cette plate-teforme qu'il a fallu télécharger les wrappers pour lesquels il fallait un test. Mais c'est aussi là qu'il a fallu les remettre en ligne après l'ajout des données de test.</text:p>
      <text:p text:style-name="P31">Cependant utiliser Github et Git présente de nombreux avantages.</text:p>
      <text:p text:style-name="P14"><text:span text:style-name="T99"><text:tab/>Tout d'abord la possiblilité de travailler avec des branches, des </text:span>versions parallèles d’un même <text:span text:style-name="T99">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span></text:p>
      <text:p text:style-name="P33"><text:span text:style-name="T15"><text:tab/></text:span><text:span text:style-name="T40">De plus Git suit</text:span><text:span text:style-name="T15"> l’évolution de </text:span><text:span text:style-name="T40">tous les</text:span><text:span text:style-name="T15"> fichiers et </text:span><text:span text:style-name="T40">stocke</text:span><text:span text:style-name="T15"> les anciennes versions de chacun d’eux. </text:span><text:span text:style-name="T40">Il retient aussi</text:span><text:span text:style-name="T15"> qui a effectué chaque modification de chaque fichie</text:span><text:span text:style-name="T33">r et </text:span><text:span text:style-name="Emphasis"><text:span text:style-name="T33">pourquoi</text:span></text:span><text:span text:style-name="T33">. </text:span><text:span text:style-name="T35">A chaque modification Git requiert qu'elle soit commentée.</text:span></text:p>
      <text:p text:style-name="P34"><text:span text:style-name="T35"><text:tab/>L</text:span><text:span text:style-name="T33">a plate-forme Github quand à elle permet le libre accès à tout ce qui à été stocké dessus. N'importe qui peut regarder le code de n'importe quel logiciel mais aussi les commentaire fait tout au long du dévloppement. Il peut même participer au développement de ces logiciel grâce aux Pool Requests</text:span></text:p>
      <text:p text:style-name="P32">(PR). En effet n'importe qui peut proposer une modification du code d'un logiciel via une PR. Il s'agit d'une demande faite au développeur de l'outil d'ajouter les modifications proposées. On peu y voir les modifications proposées (ce que l'on enlève et ce que l'on ajoute) mais aussi toutes les modifications apportées à la requête. Il est aussi possible de commenter la PR ou encore de s'en servir pour faire de l'intégration continue.</text:p>
      <text:p text:style-name="P31"/>
      <text:p text:style-name="P17"/>
      <text:p text:style-name="P16"><text:span text:style-name="T79">3.5)</text:span>Intégration continue</text:p>
      <text:p text:style-name="P98"><text:span text:style-name="T100">L'i</text:span>ntégration continue <text:span text:style-name="T100">c</text:span>onsiste à <text:span text:style-name="T100">relancer,</text:span> à chaque <text:span text:style-name="T100">modification apportée, la totalité des tests liés au logiciel de façon automatique. </text:span></text:p>
      <text:p text:style-name="P99"><text:soft-page-break/><text:span text:style-name="T17">Pour cela il faut tout d'abord configurer un serveur </text:span><text:bookmark text:name="dictEntry10000697683"/><text:span text:style-name="T17">qui va gérer l'</text:span><text:span text:style-name="T102">integration </text:span><text:span text:style-name="T103">continue. Lors de ce stage nous avons utilisé Trav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09T17:19:58.344531482</dc:date>
    <meta:editing-duration>PT4H4M44S</meta:editing-duration>
    <meta:editing-cycles>32</meta:editing-cycles>
    <meta:generator>LibreOffice/5.0.2.2$Linux_X86_64 LibreOffice_project/00m0$Build-2</meta:generator>
    <meta:document-statistic meta:table-count="0" meta:image-count="0" meta:object-count="0" meta:page-count="11" meta:paragraph-count="129" meta:word-count="3289" meta:character-count="20873" meta:non-whitespace-character-count="17644"/>
  </office:meta>
</office:document-meta>
</file>